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eb91e"/>
      <style:text-properties style:use-window-font-color="true"/>
    </style:style>
    <style:style style:name="ce5" style:family="table-cell" style:parent-style-name="Default">
      <style:table-cell-properties fo:background-color="#ff3838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</table:table-row>
        <table:table-row table:style-name="ro1">
          <table:table-cell table:style-name="ce4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OT" table:style-name="ta1">
        <table:table-column table:style-name="co7" table:default-cell-style-name="ce5"/>
        <table:table-column table:style-name="co7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4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7T23:12:43.322618837</dc:date>
    <meta:editing-duration>P2DT16H16M18S</meta:editing-duration>
    <meta:editing-cycles>28</meta:editing-cycles>
    <meta:document-statistic meta:table-count="2" meta:cell-count="149" meta:object-count="0"/>
  </office:meta>
</office:document-meta>
</file>